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ISOCode</text:p>
          </table:table-cell>
          <table:table-cell table:style-name="ce1" office:value-type="string" calcext:value-type="string">
            <text:p>Continent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Language1</text:p>
          </table:table-cell>
          <table:table-cell table:style-name="ce1" office:value-type="string" calcext:value-type="string">
            <text:p>Language2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CurrencyCode</text:p>
          </table:table-cell>
          <table:table-cell table:style-name="ce1" office:value-type="string" calcext:value-type="string">
            <text:p>GDP2013</text:p>
          </table:table-cell>
          <table:table-cell table:style-name="ce1" office:value-type="string" calcext:value-type="string">
            <text:p>SurfaceKM2</text:p>
          </table:table-cell>
          <table:table-cell table:style-name="ce1" office:value-type="string" calcext:value-type="string">
            <text:p>Population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orthAmerica</text:p>
          </table:table-cell>
          <table:table-cell office:value-type="string" calcext:value-type="string">
            <text:p>Washington D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USD Dollar</text:p>
          </table:table-cell>
          <table:table-cell office:value-type="string" calcext:value-type="string">
            <text:p>USD</text:p>
          </table:table-cell>
          <table:table-cell office:value-type="float" office:value="16768050" calcext:value-type="float">
            <text:p>16768050</text:p>
          </table:table-cell>
          <table:table-cell office:value-type="float" office:value="9857306" calcext:value-type="float">
            <text:p>9857306</text:p>
          </table:table-cell>
          <table:table-cell office:value-type="float" office:value="318968000" calcext:value-type="float">
            <text:p>318968000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uan</text:p>
          </table:table-cell>
          <table:table-cell office:value-type="string" calcext:value-type="string">
            <text:p>CNY</text:p>
          </table:table-cell>
          <table:table-cell office:value-type="float" office:value="9469124" calcext:value-type="float">
            <text:p>9469124</text:p>
          </table:table-cell>
          <table:table-cell office:value-type="float" office:value="9596961" calcext:value-type="float">
            <text:p>9596961</text:p>
          </table:table-cell>
          <table:table-cell office:value-type="float" office:value="1357380000" calcext:value-type="float">
            <text:p>135738000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JPY</text:p>
          </table:table-cell>
          <table:table-cell office:value-type="float" office:value="4898530" calcext:value-type="float">
            <text:p>4898530</text:p>
          </table:table-cell>
          <table:table-cell office:value-type="float" office:value="377944" calcext:value-type="float">
            <text:p>377944</text:p>
          </table:table-cell>
          <table:table-cell office:value-type="float" office:value="126434964" calcext:value-type="float">
            <text:p>126434964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635959" calcext:value-type="float">
            <text:p>3635959</text:p>
          </table:table-cell>
          <table:table-cell office:value-type="float" office:value="357168" calcext:value-type="float">
            <text:p>357168</text:p>
          </table:table-cell>
          <table:table-cell office:value-type="float" office:value="80716000" calcext:value-type="float">
            <text:p>8071600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2807306" calcext:value-type="float">
            <text:p>2807306</text:p>
          </table:table-cell>
          <table:table-cell office:value-type="float" office:value="640679" calcext:value-type="float">
            <text:p>640679</text:p>
          </table:table-cell>
          <table:table-cell office:value-type="float" office:value="66616416" calcext:value-type="float">
            <text:p>66616416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und sterling</text:p>
          </table:table-cell>
          <table:table-cell office:value-type="string" calcext:value-type="string">
            <text:p>GBP</text:p>
          </table:table-cell>
          <table:table-cell office:value-type="float" office:value="2523216" calcext:value-type="float">
            <text:p>2523216</text:p>
          </table:table-cell>
          <table:table-cell office:value-type="float" office:value="243610" calcext:value-type="float">
            <text:p>243610</text:p>
          </table:table-cell>
          <table:table-cell office:value-type="float" office:value="64100000" calcext:value-type="float">
            <text:p>64100000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outhAmerica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L</text:p>
          </table:table-cell>
          <table:table-cell office:value-type="float" office:value="2246037" calcext:value-type="float">
            <text:p>2246037</text:p>
          </table:table-cell>
          <table:table-cell office:value-type="float" office:value="8515767" calcext:value-type="float">
            <text:p>8515767</text:p>
          </table:table-cell>
          <table:table-cell office:value-type="float" office:value="202656788" calcext:value-type="float">
            <text:p>202656788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ussian ruble</text:p>
          </table:table-cell>
          <table:table-cell office:value-type="string" calcext:value-type="string">
            <text:p>RUB</text:p>
          </table:table-cell>
          <table:table-cell office:value-type="float" office:value="2096774" calcext:value-type="float">
            <text:p>2096774</text:p>
          </table:table-cell>
          <table:table-cell office:value-type="float" office:value="17098242" calcext:value-type="float">
            <text:p>17098242</text:p>
          </table:table-cell>
          <table:table-cell office:value-type="float" office:value="143800000" calcext:value-type="float">
            <text:p>14380000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2071955" calcext:value-type="float">
            <text:p>2071955</text:p>
          </table:table-cell>
          <table:table-cell office:value-type="float" office:value="301338" calcext:value-type="float">
            <text:p>301338</text:p>
          </table:table-cell>
          <table:table-cell office:value-type="float" office:value="60782668" calcext:value-type="float">
            <text:p>60782668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Indian Rupee</text:p>
          </table:table-cell>
          <table:table-cell office:value-type="string" calcext:value-type="string">
            <text:p>INR</text:p>
          </table:table-cell>
          <table:table-cell office:value-type="float" office:value="1876811" calcext:value-type="float">
            <text:p>1876811</text:p>
          </table:table-cell>
          <table:table-cell office:value-type="float" office:value="3287590" calcext:value-type="float">
            <text:p>3287590</text:p>
          </table:table-cell>
          <table:table-cell office:value-type="float" office:value="1210193422" calcext:value-type="float">
            <text:p>1210193422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orthAmerica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AD Dollar</text:p>
          </table:table-cell>
          <table:table-cell office:value-type="string" calcext:value-type="string">
            <text:p>CAD</text:p>
          </table:table-cell>
          <table:table-cell office:value-type="float" office:value="1826769" calcext:value-type="float">
            <text:p>1826769</text:p>
          </table:table-cell>
          <table:table-cell office:value-type="float" office:value="9984670" calcext:value-type="float">
            <text:p>9984670</text:p>
          </table:table-cell>
          <table:table-cell office:value-type="float" office:value="35540419" calcext:value-type="float">
            <text:p>35540419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D Dollar</text:p>
          </table:table-cell>
          <table:table-cell office:value-type="string" calcext:value-type="string">
            <text:p>AUD</text:p>
          </table:table-cell>
          <table:table-cell office:value-type="float" office:value="1505924" calcext:value-type="float">
            <text:p>1505924</text:p>
          </table:table-cell>
          <table:table-cell office:value-type="float" office:value="7692024" calcext:value-type="float">
            <text:p>7692024</text:p>
          </table:table-cell>
          <table:table-cell office:value-type="float" office:value="23642900" calcext:value-type="float">
            <text:p>2364290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1358687" calcext:value-type="float">
            <text:p>1358687</text:p>
          </table:table-cell>
          <table:table-cell office:value-type="float" office:value="504645" calcext:value-type="float">
            <text:p>504645</text:p>
          </table:table-cell>
          <table:table-cell office:value-type="float" office:value="46704314" calcext:value-type="float">
            <text:p>46704314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th Korean won</text:p>
          </table:table-cell>
          <table:table-cell office:value-type="string" calcext:value-type="string">
            <text:p>KRW</text:p>
          </table:table-cell>
          <table:table-cell office:value-type="float" office:value="1304468" calcext:value-type="float">
            <text:p>1304468</text:p>
          </table:table-cell>
          <table:table-cell office:value-type="float" office:value="100210" calcext:value-type="float">
            <text:p>100210</text:p>
          </table:table-cell>
          <table:table-cell office:value-type="float" office:value="50219669" calcext:value-type="float">
            <text:p>50219669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NorthAmerica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MXN</text:p>
          </table:table-cell>
          <table:table-cell office:value-type="float" office:value="1260915" calcext:value-type="float">
            <text:p>1260915</text:p>
          </table:table-cell>
          <table:table-cell office:value-type="float" office:value="1972550" calcext:value-type="float">
            <text:p>1972550</text:p>
          </table:table-cell>
          <table:table-cell office:value-type="float" office:value="118395054" calcext:value-type="float">
            <text:p>11839505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upiah</text:p>
          </table:table-cell>
          <table:table-cell office:value-type="string" calcext:value-type="string">
            <text:p>IDR</text:p>
          </table:table-cell>
          <table:table-cell office:value-type="float" office:value="870275" calcext:value-type="float">
            <text:p>870275</text:p>
          </table:table-cell>
          <table:table-cell office:value-type="float" office:value="1904569" calcext:value-type="float">
            <text:p>1904569</text:p>
          </table:table-cell>
          <table:table-cell office:value-type="float" office:value="252164800" calcext:value-type="float">
            <text:p>252164800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853806" calcext:value-type="float">
            <text:p>853806</text:p>
          </table:table-cell>
          <table:table-cell office:value-type="float" office:value="42508" calcext:value-type="float">
            <text:p>42508</text:p>
          </table:table-cell>
          <table:table-cell office:value-type="float" office:value="17034544" calcext:value-type="float">
            <text:p>17034544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rkish lira</text:p>
          </table:table-cell>
          <table:table-cell office:value-type="string" calcext:value-type="string">
            <text:p>TRY</text:p>
          </table:table-cell>
          <table:table-cell office:value-type="float" office:value="819990" calcext:value-type="float">
            <text:p>819990</text:p>
          </table:table-cell>
          <table:table-cell office:value-type="float" office:value="783562" calcext:value-type="float">
            <text:p>783562</text:p>
          </table:table-cell>
          <table:table-cell office:value-type="float" office:value="76667864" calcext:value-type="float">
            <text:p>76667864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audi riyal</text:p>
          </table:table-cell>
          <table:table-cell office:value-type="string" calcext:value-type="string">
            <text:p>SAR</text:p>
          </table:table-cell>
          <table:table-cell office:value-type="float" office:value="748450" calcext:value-type="float">
            <text:p>748450</text:p>
          </table:table-cell>
          <table:table-cell office:value-type="float" office:value="2149690" calcext:value-type="float">
            <text:p>2149690</text:p>
          </table:table-cell>
          <table:table-cell office:value-type="float" office:value="29994272" calcext:value-type="float">
            <text:p>29994272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Swiss franc</text:p>
          </table:table-cell>
          <table:table-cell office:value-type="string" calcext:value-type="string">
            <text:p>CHF</text:p>
          </table:table-cell>
          <table:table-cell office:value-type="float" office:value="650431" calcext:value-type="float">
            <text:p>650431</text:p>
          </table:table-cell>
          <table:table-cell office:value-type="float" office:value="41285" calcext:value-type="float">
            <text:p>41285</text:p>
          </table:table-cell>
          <table:table-cell office:value-type="float" office:value="8014000" calcext:value-type="float">
            <text:p>801400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thAmeric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ARS</text:p>
          </table:table-cell>
          <table:table-cell office:value-type="float" office:value="610288" calcext:value-type="float">
            <text:p>610288</text:p>
          </table:table-cell>
          <table:table-cell table:style-name="ce2" office:value-type="float" office:value="2780400" calcext:value-type="float">
            <text:p>2780400</text:p>
          </table:table-cell>
          <table:table-cell office:value-type="float" office:value="42669500" calcext:value-type="float">
            <text:p>4266950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wedish krona</text:p>
          </table:table-cell>
          <table:table-cell office:value-type="string" calcext:value-type="string">
            <text:p>SEK</text:p>
          </table:table-cell>
          <table:table-cell office:value-type="float" office:value="558949" calcext:value-type="float">
            <text:p>558949</text:p>
          </table:table-cell>
          <table:table-cell office:value-type="float" office:value="449964" calcext:value-type="float">
            <text:p>449964</text:p>
          </table:table-cell>
          <table:table-cell office:value-type="float" office:value="9716962" calcext:value-type="float">
            <text:p>9716962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Yoruba Hausa</text:p>
          </table:table-cell>
          <table:table-cell office:value-type="string" calcext:value-type="string">
            <text:p>Naira</text:p>
          </table:table-cell>
          <table:table-cell office:value-type="string" calcext:value-type="string">
            <text:p>NGN</text:p>
          </table:table-cell>
          <table:table-cell office:value-type="float" office:value="521812" calcext:value-type="float">
            <text:p>521812</text:p>
          </table:table-cell>
          <table:table-cell office:value-type="float" office:value="923768" calcext:value-type="float">
            <text:p>923768</text:p>
          </table:table-cell>
          <table:table-cell office:value-type="float" office:value="174507539" calcext:value-type="float">
            <text:p>174507539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łoty</text:p>
          </table:table-cell>
          <table:table-cell office:value-type="string" calcext:value-type="string">
            <text:p>PLN</text:p>
          </table:table-cell>
          <table:table-cell office:value-type="float" office:value="517705" calcext:value-type="float">
            <text:p>517705</text:p>
          </table:table-cell>
          <table:table-cell office:value-type="float" office:value="312679" calcext:value-type="float">
            <text:p>312679</text:p>
          </table:table-cell>
          <table:table-cell office:value-type="float" office:value="38483957" calcext:value-type="float">
            <text:p>38483957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Sami</text:p>
          </table:table-cell>
          <table:table-cell office:value-type="string" calcext:value-type="string">
            <text:p>Norwegian krone</text:p>
          </table:table-cell>
          <table:table-cell office:value-type="string" calcext:value-type="string">
            <text:p>NOK</text:p>
          </table:table-cell>
          <table:table-cell office:value-type="float" office:value="512581" calcext:value-type="float">
            <text:p>512581</text:p>
          </table:table-cell>
          <table:table-cell office:value-type="float" office:value="385178" calcext:value-type="float">
            <text:p>385178</text:p>
          </table:table-cell>
          <table:table-cell office:value-type="float" office:value="5136700" calcext:value-type="float">
            <text:p>513670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508275" calcext:value-type="float">
            <text:p>508275</text:p>
          </table:table-cell>
          <table:table-cell office:value-type="float" office:value="30528" calcext:value-type="float">
            <text:p>30528</text:p>
          </table:table-cell>
          <table:table-cell office:value-type="float" office:value="11198638" calcext:value-type="float">
            <text:p>11198638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w Taiwan dollar</text:p>
          </table:table-cell>
          <table:table-cell office:value-type="string" calcext:value-type="string">
            <text:p>TWD</text:p>
          </table:table-cell>
          <table:table-cell office:value-type="float" office:value="489089" calcext:value-type="float">
            <text:p>489089</text:p>
          </table:table-cell>
          <table:table-cell office:value-type="float" office:value="36193" calcext:value-type="float">
            <text:p>36193</text:p>
          </table:table-cell>
          <table:table-cell office:value-type="float" office:value="23373517" calcext:value-type="float">
            <text:p>23373517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416062" calcext:value-type="float">
            <text:p>416062</text:p>
          </table:table-cell>
          <table:table-cell office:value-type="float" office:value="83871" calcext:value-type="float">
            <text:p>83871</text:p>
          </table:table-cell>
          <table:table-cell office:value-type="float" office:value="8504850" calcext:value-type="float">
            <text:p>8504850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AE dirham</text:p>
          </table:table-cell>
          <table:table-cell office:value-type="string" calcext:value-type="string">
            <text:p>AED</text:p>
          </table:table-cell>
          <table:table-cell office:value-type="float" office:value="402340" calcext:value-type="float">
            <text:p>402340</text:p>
          </table:table-cell>
          <table:table-cell office:value-type="float" office:value="83600" calcext:value-type="float">
            <text:p>83600</text:p>
          </table:table-cell>
          <table:table-cell office:value-type="float" office:value="9205651" calcext:value-type="float">
            <text:p>9205651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nkok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ht</text:p>
          </table:table-cell>
          <table:table-cell office:value-type="string" calcext:value-type="string">
            <text:p>THB</text:p>
          </table:table-cell>
          <table:table-cell office:value-type="float" office:value="387253" calcext:value-type="float">
            <text:p>387253</text:p>
          </table:table-cell>
          <table:table-cell office:value-type="float" office:value="513120" calcext:value-type="float">
            <text:p>513120</text:p>
          </table:table-cell>
          <table:table-cell office:value-type="float" office:value="66720153" calcext:value-type="float">
            <text:p>667201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00-00-00</text:date>, <text:time style:data-style-name="N2" text:time-value="20:38:08.063025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19:24:04.218134398</meta:creation-date>
    <dc:date>2014-10-26T20:40:59.223988149</dc:date>
    <meta:editing-duration>PT38M12S</meta:editing-duration>
    <meta:editing-cycles>8</meta:editing-cycles>
    <meta:generator>LibreOffice/4.2.6.3$Linux_X86_64 LibreOffice_project/420m0$Build-3</meta:generator>
    <meta:document-statistic meta:table-count="1" meta:cell-count="341" meta:object-count="0"/>
  </office:meta>
</office:document-meta>
</file>